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language="pl" fo:country="PL" officeooo:rsid="0007e578" officeooo:paragraph-rsid="0007e578"/>
    </style:style>
    <style:style style:name="P2" style:family="paragraph" style:parent-style-name="Standard">
      <style:text-properties style:font-name="Liberation Serif"/>
    </style:style>
    <style:style style:name="P3" style:family="paragraph" style:parent-style-name="Subtitle">
      <style:text-properties fo:language="pl" fo:country="PL" officeooo:rsid="000e41ec" officeooo:paragraph-rsid="000e41ec"/>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Heading_20_1">
      <style:text-properties fo:language="pl" fo:country="PL" officeooo:rsid="000815b2" officeooo:paragraph-rsid="000815b2"/>
    </style:style>
    <style:style style:name="P7" style:family="paragraph" style:parent-style-name="Heading_20_1">
      <style:text-properties fo:language="pl" fo:country="PL" officeooo:rsid="000da9af" officeooo:paragraph-rsid="000da9af"/>
    </style:style>
    <style:style style:name="P8" style:family="paragraph" style:parent-style-name="Heading_20_1">
      <style:text-properties fo:language="pl" fo:country="PL" officeooo:rsid="000e41ec" officeooo:paragraph-rsid="000e41ec"/>
    </style:style>
    <style:style style:name="P9" style:family="paragraph" style:parent-style-name="Heading_20_1">
      <style:paragraph-properties fo:break-before="page"/>
    </style:style>
    <style:style style:name="P10" style:family="paragraph" style:parent-style-name="Heading_20_1" style:list-style-name="">
      <style:paragraph-properties fo:break-before="page"/>
    </style:style>
    <style:style style:name="P11" style:family="paragraph" style:parent-style-name="Heading_20_1" style:list-style-name=""/>
    <style:style style:name="P12" style:family="paragraph" style:parent-style-name="Heading_20_2">
      <style:text-properties fo:language="pl" fo:country="PL" officeooo:rsid="000da9af" officeooo:paragraph-rsid="000da9af"/>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fo:language="pl" fo:country="PL" officeooo:rsid="0009c19e" officeooo:paragraph-rsid="0009c19e"/>
    </style:style>
    <style:style style:name="P16" style:family="paragraph" style:parent-style-name="Standard" style:list-style-name="L2">
      <style:text-properties fo:language="pl" fo:country="PL" officeooo:rsid="000da9af" officeooo:paragraph-rsid="000da9af"/>
    </style:style>
    <style:style style:name="P17" style:family="paragraph" style:parent-style-name="Standard" style:list-style-name="L2">
      <style:text-properties fo:language="pl" fo:country="PL" officeooo:rsid="00086780" officeooo:paragraph-rsid="00086780"/>
    </style:style>
    <style:style style:name="P18" style:family="paragraph" style:parent-style-name="Standard" style:list-style-name="L2">
      <style:text-properties fo:language="pl" fo:country="PL" officeooo:rsid="000d39f2" officeooo:paragraph-rsid="000d39f2"/>
    </style:style>
    <style:style style:name="P19" style:family="paragraph" style:parent-style-name="Standard" style:list-style-name="L3">
      <style:text-properties fo:language="pl" fo:country="PL" officeooo:rsid="000b7f1f" officeooo:paragraph-rsid="000b7f1f"/>
    </style:style>
    <style:style style:name="P20" style:family="paragraph" style:parent-style-name="Standard" style:list-style-name="L3"/>
    <style:style style:name="P21" style:family="paragraph" style:parent-style-name="Standard">
      <style:paragraph-properties fo:text-align="center" style:justify-single-word="false"/>
      <style:text-properties style:font-name="Liberation Serif"/>
    </style:style>
    <style:style style:name="P22" style:family="paragraph" style:parent-style-name="Title">
      <style:text-properties style:font-name="Liberation Serif"/>
    </style:style>
    <style:style style:name="T1" style:family="text">
      <style:text-properties officeooo:rsid="000815b2"/>
    </style:style>
    <style:style style:name="T2" style:family="text">
      <style:text-properties fo:language="pl" fo:country="PL" officeooo:rsid="00086780"/>
    </style:style>
    <style:style style:name="T3" style:family="text">
      <style:text-properties fo:language="pl" fo:country="PL" officeooo:rsid="000da9a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rick Smasher</text:p>
      <text:p text:style-name="P3">By Morświn556</text:p>
      <text:p text:style-name="P1"/>
      <text:p text:style-name="P21">Because I wasn’t sure how to name it, it is ane will be named documentation.odt, but this file’s purpouse is to allow me to gather and combine all ideas in one place, before I start to <text:s/>write the game itself.</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93_983325193" text:style-name="Index_20_Link" text:visited-style-name="Index_20_Link">Technicalities:<text:tab/>2</text:a></text:p>
          <text:p text:style-name="P4"><text:a xlink:type="simple" xlink:href="#__RefHeading___Toc195_983325193" text:style-name="Index_20_Link" text:visited-style-name="Index_20_Link">Key words later used in the file:<text:tab/>2</text:a></text:p>
          <text:p text:style-name="P4"><text:a xlink:type="simple" xlink:href="#__RefHeading___Toc197_983325193" text:style-name="Index_20_Link" text:visited-style-name="Index_20_Link">Main game loop:<text:tab/>2</text:a></text:p>
          <text:p text:style-name="P4"><text:a xlink:type="simple" xlink:href="#__RefHeading___Toc199_983325193" text:style-name="Index_20_Link" text:visited-style-name="Index_20_Link">Graphics:<text:tab/>3</text:a></text:p>
          <text:p text:style-name="P5"><text:a xlink:type="simple" xlink:href="#__RefHeading___Toc201_983325193" text:style-name="Index_20_Link" text:visited-style-name="Index_20_Link">Deflector:<text:tab/>3</text:a></text:p>
          <text:p text:style-name="P5"><text:a xlink:type="simple" xlink:href="#__RefHeading___Toc203_983325193" text:style-name="Index_20_Link" text:visited-style-name="Index_20_Link">Balls:<text:tab/>3</text:a></text:p>
          <text:p text:style-name="P5"><text:a xlink:type="simple" xlink:href="#__RefHeading___Toc205_983325193" text:style-name="Index_20_Link" text:visited-style-name="Index_20_Link">Bricks:<text:tab/>3</text:a></text:p>
          <text:p text:style-name="P5"><text:a xlink:type="simple" xlink:href="#__RefHeading___Toc207_983325193" text:style-name="Index_20_Link" text:visited-style-name="Index_20_Link">Level edges:<text:tab/>3</text:a></text:p>
          <text:p text:style-name="P4"><text:a xlink:type="simple" xlink:href="#__RefHeading___Toc209_983325193" text:style-name="Index_20_Link" text:visited-style-name="Index_20_Link">Controls:<text:tab/>3</text:a></text:p>
        </text:index-body>
      </text:table-of-content>
      <text:h text:style-name="P11" text:outline-level="1"/>
      <text:h text:style-name="P9" text:outline-level="1"><text:bookmark-start text:name="__RefHeading___Toc193_983325193"/>Technicalities:<text:bookmark-end text:name="__RefHeading___Toc193_983325193"/></text:h>
      <text:list text:style-name="L1">
        <text:list-item>
          <text:p text:style-name="P13"><text:span text:style-name="T1">G</text:span>ame engine – <text:span text:style-name="T1">Godot 4.1</text:span></text:p>
        </text:list-item>
        <text:list-item>
          <text:p text:style-name="P13"><text:span text:style-name="T1">S</text:span>cripting language – <text:span text:style-name="T1">Gdscript</text:span></text:p>
        </text:list-item>
        <text:list-item>
          <text:p text:style-name="P13">Documentation – <text:span text:style-name="T1">LibreOffice Writer</text:span> (it’s good enough for what I’m trying to acomplish)</text:p>
        </text:list-item>
        <text:list-item>
          <text:p text:style-name="P13">Version control – Git</text:p>
        </text:list-item>
        <text:list-item>
          <text:p text:style-name="P13">Published at: <text:a xlink:type="simple" xlink:href="https://github.com/Morswin/Brick-Smasher" text:style-name="Internet_20_link" text:visited-style-name="Visited_20_Internet_20_Link">https://github.com/Morswin/Brick-Smasher</text:a></text:p>
        </text:list-item>
      </text:list>
      <text:p text:style-name="Standard"/>
      <text:h text:style-name="P6" text:outline-level="1"><text:bookmark-start text:name="__RefHeading___Toc195_983325193"/>Key words later used in the file:<text:bookmark-end text:name="__RefHeading___Toc195_983325193"/></text:h>
      <text:list text:style-name="L2">
        <text:list-item>
          <text:p text:style-name="P15">Ball</text:p>
          <text:list>
            <text:list-item>
              <text:p text:style-name="P16">Type</text:p>
              <text:list>
                <text:list-item>
                  <text:p text:style-name="P16">Default</text:p>
                </text:list-item>
              </text:list>
            </text:list-item>
            <text:list-item>
              <text:p text:style-name="P16">Deflects from the deflector based on how far from its center it is. Near the center, it would be straight up, near the edge at about 30 degrees towards the edge.</text:p>
            </text:list-item>
          </text:list>
        </text:list-item>
        <text:list-item>
          <text:p text:style-name="P14">Brick </text:p>
          <text:list>
            <text:list-item>
              <text:p text:style-name="P17">Endurance</text:p>
            </text:list-item>
          </text:list>
        </text:list-item>
        <text:list-item>
          <text:p text:style-name="P14">Defle<text:span text:style-name="T2">ctor</text:span></text:p>
        </text:list-item>
        <text:list-item>
          <text:p text:style-name="P17">Life points</text:p>
        </text:list-item>
        <text:list-item>
          <text:p text:style-name="P18">Power up</text:p>
          <text:list>
            <text:list-item>
              <text:p text:style-name="P16">Double balls – each ball splits into 2</text:p>
            </text:list-item>
            <text:list-item>
              <text:p text:style-name="P16">Widen deflector – makes the deflector wider</text:p>
            </text:list-item>
          </text:list>
        </text:list-item>
      </text:list>
      <text:p text:style-name="Standard"/>
      <text:h text:style-name="P6" text:outline-level="1"><text:bookmark-start text:name="__RefHeading___Toc197_983325193"/>Main game loop:<text:bookmark-end text:name="__RefHeading___Toc197_983325193"/></text:h>
      <text:list text:style-name="L3">
        <text:list-item>
          <text:p text:style-name="P20">Player start a new game</text:p>
        </text:list-item>
        <text:list-item>
          <text:p text:style-name="P20">Player starts with 1 ball attached to their deflector. Player has to press space bar to start the game.</text:p>
        </text:list-item>
        <text:list-item>
          <text:p text:style-name="P20">Ball bounces around the map, lowering bricks’ endurance, whenever it bounces off of them.</text:p>
          <text:list>
            <text:list-item>
              <text:p text:style-name="P20">Brick that has its endurance brough to 0, gets removed from the map, and the player gets some points.</text:p>
              <text:list>
                <text:list-item>
                  <text:p text:style-name="P19">From romoved brick, there is a chance that a power up will drop.</text:p>
                </text:list-item>
                <text:list-item>
                  <text:p text:style-name="P19">Player may collect the powerup by coliding with it with their deflector.</text:p>
                </text:list-item>
              </text:list>
            </text:list-item>
            <text:list-item>
              <text:p text:style-name="P20">Bricks slowly move downward as the time passes, making it more and more difficult to play.</text:p>
            </text:list-item>
            <text:list-item>
              <text:p text:style-name="P20">There is no end to how many bricks there may be generated. But the bigger player’s score is, the more endurance bricks will get while getting randomised.</text:p>
            </text:list-item>
          </text:list>
        </text:list-item>
        <text:list-item>
          <text:p text:style-name="P20">If player let the ball reach bottom edge of the map, player looses 1 life point. If player has more than 0 life points, it goes to step 2).</text:p>
        </text:list-item>
        <text:list-item>
          <text:p text:style-name="P20">Game over. Score is being added to the local leaderboard.</text:p>
        </text:list-item>
      </text:list>
      <text:p text:style-name="Standard"/>
      <text:h text:style-name="P7" text:outline-level="1"><text:bookmark-start text:name="__RefHeading___Toc199_983325193"/><text:soft-page-break/>Graphics:<text:bookmark-end text:name="__RefHeading___Toc199_983325193"/></text:h>
      <text:h text:style-name="P12" text:outline-level="2"><text:bookmark-start text:name="__RefHeading___Toc201_983325193"/>Deflector:<text:bookmark-end text:name="__RefHeading___Toc201_983325193"/></text:h>
      <text:h text:style-name="P12" text:outline-level="2"><text:bookmark-start text:name="__RefHeading___Toc203_983325193"/>Balls:<text:bookmark-end text:name="__RefHeading___Toc203_983325193"/></text:h>
      <text:h text:style-name="P12" text:outline-level="2"><text:bookmark-start text:name="__RefHeading___Toc205_983325193"/>Bricks:<text:bookmark-end text:name="__RefHeading___Toc205_983325193"/></text:h>
      <text:h text:style-name="P12" text:outline-level="2"><text:bookmark-start text:name="__RefHeading___Toc207_983325193"/>Level edges:<text:bookmark-end text:name="__RefHeading___Toc207_983325193"/></text:h>
      <text:h text:style-name="P8" text:outline-level="1"><text:bookmark-start text:name="__RefHeading___Toc209_983325193"/>Controls:<text:bookmark-end text:name="__RefHeading___Toc209_98332519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4:42:26.384416972</meta:creation-date>
    <meta:generator>LibreOffice/7.5.8.2$Linux_X86_64 LibreOffice_project/50$Build-2</meta:generator>
    <dc:date>2023-12-02T21:10:04.783353027</dc:date>
    <meta:editing-duration>PT12H40M33S</meta:editing-duration>
    <meta:editing-cycles>9</meta:editing-cycles>
    <meta:document-statistic meta:table-count="0" meta:image-count="0" meta:object-count="0" meta:page-count="3" meta:paragraph-count="48" meta:word-count="361" meta:character-count="1941" meta:non-whitespace-character-count="1646"/>
  </office:meta>
</office:document-meta>
</file>